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0.2429in"/>
    </style:style>
    <style:style style:name="co3" style:family="table-column">
      <style:table-column-properties fo:break-before="auto" style:column-width="0.378in"/>
    </style:style>
    <style:style style:name="co4" style:family="table-column">
      <style:table-column-properties fo:break-before="auto" style:column-width="0.2728in"/>
    </style:style>
    <style:style style:name="co5" style:family="table-column">
      <style:table-column-properties fo:break-before="auto" style:column-width="0.2098in"/>
    </style:style>
    <style:style style:name="co6" style:family="table-column">
      <style:table-column-properties fo:break-before="auto" style:column-width="0.67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7" style:family="table-cell" style:parent-style-name="Default" style:data-style-name="N0">
      <style:table-cell-properties fo:border-bottom="0.06pt solid #000000" fo:background-color="#ffff00" style:text-align-source="fix" style:repeat-content="false" fo:border-left="2.01pt solid #000000" fo:border-right="0.06pt solid #000000" fo:border-top="2.01pt solid #000000" style:vertical-align="automatic"/>
      <style:paragraph-properties fo:text-align="center"/>
      <style:text-properties fo:font-size="9pt" style:font-size-asian="9pt" style:font-size-complex="9pt"/>
    </style:style>
    <style:style style:name="ce27" style:family="table-cell" style:parent-style-name="Default" style:data-style-name="N0">
      <style:table-cell-properties fo:border-bottom="0.06pt solid #000000" fo:background-color="#ffff00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 style:data-style-name="N0">
      <style:table-cell-properties fo:border-bottom="2.01pt solid #000000" fo:background-color="#ffff00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" style:family="table-cell" style:parent-style-name="Default" style:data-style-name="N0">
      <style:text-properties fo:font-size="9pt" style:font-size-asian="9pt" style:font-size-complex="9pt"/>
    </style:style>
    <style:style style:name="ce31" style:family="table-cell" style:parent-style-name="Default" style:data-style-name="N0">
      <style:table-cell-properties fo:border-bottom="0.06pt solid #000000" fo:background-color="#ff0000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 style:data-style-name="N0">
      <style:table-cell-properties fo:border-bottom="0.06pt solid #000000" fo:background-color="#ffff00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34" style:family="table-cell" style:parent-style-name="Default" style:data-style-name="N0">
      <style:table-cell-properties fo:border-bottom="2.01pt solid #000000" fo:background-color="#ffff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size="9pt" style:font-size-asian="9pt" style:font-size-complex="9pt"/>
    </style:style>
    <style:style style:name="ce35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36" style:family="table-cell" style:parent-style-name="Default" style:data-style-name="N0">
      <style:table-cell-properties fo:background-color="#ffc000" style:text-align-source="fix" style:repeat-content="false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 style:data-style-name="N0">
      <style:table-cell-properties fo:border-bottom="0.06pt solid #000000" fo:background-color="#ff0000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 style:data-style-name="N0">
      <style:table-cell-properties fo:border-bottom="2.01pt solid #000000" fo:background-color="#ff00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size="9pt" style:font-size-asian="9pt" style:font-size-complex="9pt"/>
    </style:style>
    <style:style style:name="ce40" style:family="table-cell" style:parent-style-name="Default" style:data-style-name="N0">
      <style:table-cell-properties fo:background-color="#ffd966" style:text-align-source="fix" style:repeat-content="false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 style:data-style-name="N0">
      <style:table-cell-properties fo:background-color="#ffd966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3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4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 style:data-style-name="N0">
      <style:table-cell-properties fo:background-color="#ffc000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4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7" style:family="table-cell" style:parent-style-name="Default" style:data-style-name="N0">
      <style:table-cell-properties fo:border-bottom="0.06pt solid #000000" fo:background-color="#ffff00" style:text-align-source="fix" style:repeat-content="false" fo:border-left="0.06pt solid #000000" fo:border-right="2.01pt solid #000000" fo:border-top="2.01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" style:family="table-cell" style:parent-style-name="Default" style:data-style-name="N0">
      <style:table-cell-properties fo:border-bottom="0.06pt solid #000000" fo:background-color="#ffff00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text-properties fo:font-size="9pt" style:font-size-asian="9pt" style:font-size-complex="9pt"/>
    </style:style>
    <style:style style:name="ce49" style:family="table-cell" style:parent-style-name="Default" style:data-style-name="N0">
      <style:table-cell-properties fo:border-bottom="2.01pt solid #000000" fo:background-color="#ffff00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text-properties fo:font-size="9pt" style:font-size-asian="9pt" style:font-size-complex="9pt"/>
    </style:style>
    <style:style style:name="ce50" style:family="table-cell" style:parent-style-name="Default" style:data-style-name="N0">
      <style:table-cell-properties fo:border-bottom="0.06pt solid #000000" fo:background-color="#ff0000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text-properties fo:font-size="9pt" style:font-size-asian="9pt" style:font-size-complex="9pt"/>
    </style:style>
    <style:style style:name="ce51" style:family="table-cell" style:parent-style-name="Default" style:data-style-name="N0">
      <style:table-cell-properties fo:background-color="#92d050"/>
      <style:text-properties fo:font-size="9pt" style:font-size-asian="9pt" style:font-size-complex="9pt"/>
    </style:style>
    <style:style style:name="ce52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3" style:family="table-cell" style:parent-style-name="Default">
      <style:text-properties fo:font-size="9pt" style:font-size-asian="9pt" style:font-size-complex="9pt"/>
    </style:style>
    <style:style style:name="gr1" style:family="graphic">
      <style:graphic-properties draw:stroke="solid" svg:stroke-color="#000000" draw:auto-grow-height="false" draw:auto-grow-width="false"/>
    </style:style>
    <style:style style:name="P1" style:family="paragraph">
      <style:text-properties fo:font-size="8pt" style:font-size-asian="8pt" style:font-size-complex="8pt"/>
    </style:style>
    <style:style style:name="T1" style:family="text">
      <style:text-properties fo:color="#000000" style:text-outline="false" style:text-line-through-style="none" style:text-line-through-type="none" fo:font-family="Tahoma" fo:font-size="8pt" fo:font-style="normal" fo:text-shadow="none" style:text-underline-style="none" fo:font-weight="normal" style:font-family-asian="Tahoma" style:font-size-asian="8pt" style:font-style-asian="normal" style:font-weight-asian="normal" style:font-family-complex="Tahoma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name-complex="Calibri" style:font-size-complex="8pt" style:font-style-complex="normal" style:font-weight-complex="normal"/>
    </style:style>
    <style:style style:name="T3" style:family="text">
      <style:text-properties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sp" table:style-name="ta1">
        <table:shapes>
          <draw:rect draw:z-index="0" draw:name="Comment 1" svg:width="0.0004in" svg:height="0.0004in" svg:x="0in" svg:y="0in">
            <text:p/>
          </draw:rect>
          <draw:rect draw:z-index="1" draw:name="Comment 68" svg:width="0.0004in" svg:height="0.0004in" svg:x="0in" svg:y="0in">
            <text:p/>
          </draw:rect>
          <draw:rect draw:z-index="41" draw:name="Comment 2" svg:width="0.0004in" svg:height="0.0004in" svg:x="0in" svg:y="0in">
            <text:p/>
          </draw:rect>
          <draw:rect draw:z-index="42" draw:name="Comment 5" svg:width="0.0004in" svg:height="0.0004in" svg:x="0in" svg:y="0in">
            <text:p/>
          </draw:rect>
          <draw:rect draw:z-index="43" draw:name="Comment 6" svg:width="0.0004in" svg:height="0.0004in" svg:x="0in" svg:y="0in">
            <text:p/>
          </draw:rect>
          <draw:rect draw:z-index="44" draw:name="Comment 8" svg:width="0.0004in" svg:height="0.0004in" svg:x="0in" svg:y="0in">
            <text:p/>
          </draw:rect>
          <draw:rect draw:z-index="45" draw:name="Comment 9" svg:width="0.0004in" svg:height="0.0004in" svg:x="0in" svg:y="0in">
            <text:p/>
          </draw:rect>
          <draw:rect draw:z-index="46" draw:name="Comment 10" svg:width="0.0004in" svg:height="0.0004in" svg:x="0in" svg:y="0in">
            <text:p/>
          </draw:rect>
          <draw:rect draw:z-index="47" draw:name="Comment 13" svg:width="0.0004in" svg:height="0.0004in" svg:x="0in" svg:y="0in">
            <text:p/>
          </draw:rect>
          <draw:rect draw:z-index="48" draw:name="Comment 15" svg:width="0.0004in" svg:height="0.0004in" svg:x="0in" svg:y="0in">
            <text:p/>
          </draw:rect>
          <draw:rect draw:z-index="49" draw:name="Comment 18" svg:width="0.0004in" svg:height="0.0004in" svg:x="0in" svg:y="0in">
            <text:p/>
          </draw:rect>
          <draw:rect draw:z-index="50" draw:name="Comment 19" svg:width="0.0004in" svg:height="0.0004in" svg:x="0in" svg:y="0in">
            <text:p/>
          </draw:rect>
          <draw:rect draw:z-index="51" draw:name="Comment 21" svg:width="0.0004in" svg:height="0.0004in" svg:x="0in" svg:y="0in">
            <text:p/>
          </draw:rect>
          <draw:rect draw:z-index="52" draw:name="Comment 22" svg:width="0.0004in" svg:height="0.0004in" svg:x="0in" svg:y="0in">
            <text:p/>
          </draw:rect>
          <draw:rect draw:z-index="53" draw:name="Comment 25" svg:width="0.0004in" svg:height="0.0004in" svg:x="0in" svg:y="0in">
            <text:p/>
          </draw:rect>
          <draw:rect draw:z-index="54" draw:name="Comment 26" svg:width="0.0004in" svg:height="0.0004in" svg:x="0in" svg:y="0in">
            <text:p/>
          </draw:rect>
          <draw:rect draw:z-index="55" draw:name="Comment 28" svg:width="0.0004in" svg:height="0.0004in" svg:x="0in" svg:y="0in">
            <text:p/>
          </draw:rect>
          <draw:rect draw:z-index="56" draw:name="Comment 30" svg:width="0.0004in" svg:height="0.0004in" svg:x="0in" svg:y="0in">
            <text:p/>
          </draw:rect>
          <draw:rect draw:z-index="57" draw:name="Comment 31" svg:width="0.0004in" svg:height="0.0004in" svg:x="0in" svg:y="0in">
            <text:p/>
          </draw:rect>
          <draw:rect draw:z-index="58" draw:name="Comment 32" svg:width="0.0004in" svg:height="0.0004in" svg:x="0in" svg:y="0in">
            <text:p/>
          </draw:rect>
          <draw:rect draw:z-index="59" draw:name="Comment 35" svg:width="0.0004in" svg:height="0.0004in" svg:x="0in" svg:y="0in">
            <text:p/>
          </draw:rect>
          <draw:rect draw:z-index="60" draw:name="Comment 37" svg:width="0.0004in" svg:height="0.0004in" svg:x="0in" svg:y="0in">
            <text:p/>
          </draw:rect>
          <draw:rect draw:z-index="61" draw:name="Comment 39" svg:width="0.0004in" svg:height="0.0004in" svg:x="0in" svg:y="0in">
            <text:p/>
          </draw:rect>
          <draw:rect draw:z-index="62" draw:name="Comment 40" svg:width="0.0004in" svg:height="0.0004in" svg:x="0in" svg:y="0in">
            <text:p/>
          </draw:rect>
          <draw:rect draw:z-index="63" draw:name="Comment 42" svg:width="0.0004in" svg:height="0.0004in" svg:x="0in" svg:y="0in">
            <text:p/>
          </draw:rect>
          <draw:rect draw:z-index="64" draw:name="Comment 44" svg:width="0.0004in" svg:height="0.0004in" svg:x="0in" svg:y="0in">
            <text:p/>
          </draw:rect>
          <draw:rect draw:z-index="65" draw:name="Comment 45" svg:width="0.0004in" svg:height="0.0004in" svg:x="0in" svg:y="0in">
            <text:p/>
          </draw:rect>
          <draw:rect draw:z-index="66" draw:name="Comment 46" svg:width="0.0004in" svg:height="0.0004in" svg:x="0in" svg:y="0in">
            <text:p/>
          </draw:rect>
          <draw:rect draw:z-index="67" draw:name="Comment 47" svg:width="0.0004in" svg:height="0.0004in" svg:x="0in" svg:y="0in">
            <text:p/>
          </draw:rect>
          <draw:rect draw:z-index="68" draw:name="Comment 48" svg:width="0.0004in" svg:height="0.0004in" svg:x="0in" svg:y="0in">
            <text:p/>
          </draw:rect>
          <draw:rect draw:z-index="69" draw:name="Comment 52" svg:width="0.0004in" svg:height="0.0004in" svg:x="0in" svg:y="0in">
            <text:p/>
          </draw:rect>
          <draw:rect draw:z-index="70" draw:name="Comment 55" svg:width="0.0004in" svg:height="0.0004in" svg:x="0in" svg:y="0in">
            <text:p/>
          </draw:rect>
          <draw:rect draw:z-index="71" draw:name="Comment 56" svg:width="0.0004in" svg:height="0.0004in" svg:x="0in" svg:y="0in">
            <text:p/>
          </draw:rect>
          <draw:rect draw:z-index="72" draw:name="Comment 57" svg:width="0.0004in" svg:height="0.0004in" svg:x="0in" svg:y="0in">
            <text:p/>
          </draw:rect>
          <draw:rect draw:z-index="73" draw:name="Comment 60" svg:width="0.0004in" svg:height="0.0004in" svg:x="0in" svg:y="0in">
            <text:p/>
          </draw:rect>
          <draw:rect draw:z-index="74" draw:name="Comment 61" svg:width="0.0004in" svg:height="0.0004in" svg:x="0in" svg:y="0in">
            <text:p/>
          </draw:rect>
          <draw:rect draw:z-index="75" draw:name="Comment 62" svg:width="0.0004in" svg:height="0.0004in" svg:x="0in" svg:y="0in">
            <text:p/>
          </draw:rect>
          <draw:rect draw:z-index="76" draw:name="Comment 65" svg:width="0.0004in" svg:height="0.0004in" svg:x="0in" svg:y="0in">
            <text:p/>
          </draw:rect>
          <draw:rect draw:z-index="77" draw:name="Comment 66" svg:width="0.0004in" svg:height="0.0004in" svg:x="0in" svg:y="0in">
            <text:p/>
          </draw:rect>
          <draw:rect draw:z-index="78" draw:name="Comment 67" svg:width="0.0004in" svg:height="0.0004in" svg:x="0in" svg:y="0in">
            <text:p/>
          </draw:rect>
        </table:shapes>
        <table:table-column table:style-name="co1" table:number-columns-repeated="24" table:default-cell-style-name="ce30"/>
        <table:table-column table:style-name="co2" table:default-cell-style-name="ce30"/>
        <table:table-column table:style-name="co3" table:number-columns-repeated="5" table:default-cell-style-name="ce30"/>
        <table:table-column table:style-name="co4" table:default-cell-style-name="ce30"/>
        <table:table-column table:style-name="co5" table:default-cell-style-name="ce30"/>
        <table:table-column table:style-name="co1" table:number-columns-repeated="85" table:default-cell-style-name="ce30"/>
        <table:table-column table:style-name="co6" table:number-columns-repeated="907" table:default-cell-style-name="ce30"/>
        <table:table-row table:style-name="ro1"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1017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25" calcext:value-type="float">
            <text:p>25</text:p>
          </table:table-cell>
          <table:table-cell table:style-name="ce33" office:value-type="float" office:value="10" calcext:value-type="float">
            <text:p>10</text:p>
          </table:table-cell>
          <table:table-cell table:style-name="ce48">
            <office:annotation office:display="true" draw:style-name="gr1" draw:text-style-name="P1" svg:width="2.3055in" svg:height="0.2382in" svg:x="2.6563in" svg:y="0.1638in" draw:caption-point-x="-0.9835in" draw:caption-point-y="0.0177in">
              <dc:date>2019-10-10T00:00:00</dc:date>
              <text:p><text:span text:style-name="T1">Первичная оценка пути (1-2-3-4-5-1):</text:span></text:p>
              <text:p><text:span text:style-name="T1">F=10+10+20+15+10=65</text:span></text:p>
            </office:annotation>
          </table:table-cell>
          <table:table-cell table:number-columns-repeated="101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" calcext:value-type="float">
            <text:p>2</text:p>
          </table:table-cell>
          <table:table-cell table:style-name="ce48"/>
          <table:table-cell table:number-columns-repeated="101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0" calcext:value-type="float">
            <text:p>10</text:p>
          </table:table-cell>
          <table:table-cell table:style-name="ce48"/>
          <table:table-cell table:number-columns-repeated="101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15" calcext:value-type="float">
            <text:p>15</text:p>
          </table:table-cell>
          <table:table-cell table:style-name="ce48"/>
          <table:table-cell table:number-columns-repeated="101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M</text:p>
          </table:table-cell>
          <table:table-cell table:style-name="ce48"/>
          <table:table-cell table:number-columns-repeated="1017"/>
        </table:table-row>
        <table:table-row table:style-name="ro1">
          <table:table-cell table:style-name="ce29" office:value-type="string" calcext:value-type="string">
            <text:p>dj</text:p>
          </table:table-cell>
          <table:table-cell table:style-name="ce34" table:number-columns-repeated="5"/>
          <table:table-cell table:style-name="ce49">
            <office:annotation office:display="true" draw:style-name="gr1" draw:text-style-name="P1" svg:width="1.1618in" svg:height="0.1728in" svg:x="2.0531in" svg:y="0.6768in" draw:caption-point-x="-0.3803in" draw:caption-point-y="0.3937in">
              <dc:date>2019-10-10T00:00:00</dc:date>
              <text:p><text:span text:style-name="T1">Исходная матрица</text:span></text:p>
            </office:annotation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/>
          <table:table-cell table:style-name="ce7">
            <office:annotation office:display="true" draw:style-name="gr1" draw:text-style-name="P1" svg:width="0.9673in" svg:height="0.1504in" svg:x="2.1937in" svg:y="1.0961in" draw:caption-point-x="-0.0417in" draw:caption-point-y="0.5079in">
              <dc:date>2019-10-10T00:00:00</dc:date>
              <text:p><text:span text:style-name="T1">Редукция строк</text:span></text:p>
            </office:annotation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/>
          <table:table-cell table:style-name="ce7">
            <office:annotation office:display="true" draw:style-name="gr1" draw:text-style-name="P1" svg:width="1.2in" svg:height="0.1697in" svg:x="4.2957in" svg:y="1.2472in" draw:caption-point-x="-0.2268in" draw:caption-point-y="0.3567in">
              <dc:date>2019-10-10T00:00:00</dc:date>
              <text:p><text:span text:style-name="T1">Редукция столбцов</text:span></text:p>
            </office:annotation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/>
          <table:table-cell table:style-name="ce7">
            <office:annotation office:display="true" draw:style-name="gr1" draw:text-style-name="P1" svg:width="2.1787in" svg:height="0.1457in" svg:x="6.1268in" svg:y="1.2713in" draw:caption-point-x="-0.1378in" draw:caption-point-y="0.3327in">
              <dc:date>2019-10-10T00:00:00</dc:date>
              <text:p><text:span text:style-name="T2">Вычисление оценок нулевых клеток </text:span></text:p>
              <text:p><text:span text:style-name="T3"/></text:p>
            </office:annotation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993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25" calcext:value-type="float">
            <text:p>25</text:p>
          </table:table-cell>
          <table:table-cell table:style-name="ce33" office:value-type="float" office:value="10" calcext:value-type="float">
            <text:p>10</text:p>
          </table:table-cell>
          <table:table-cell table:style-name="ce48" office:value-type="float" office:value="10" calcext:value-type="float">
            <text:p>10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0(0)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0(1)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993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ce33" office:value-type="string" calcext:value-type="string">
            <text:p>0(0)</text:p>
          </table:table-cell>
          <table:table-cell table:style-name="ce33" office:value-type="string" calcext:value-type="string">
            <text:p>M</text:p>
          </table:table-cell>
          <table:table-cell table:style-name="ce52" office:value-type="string" calcext:value-type="string">
            <office:annotation office:display="true" draw:style-name="gr1" draw:text-style-name="P1" svg:width="1.6858in" svg:height="0.1831in" svg:x="8.3831in" svg:y="1.5768in" draw:caption-point-x="-1.2606in" draw:caption-point-y="0.3827in">
              <dc:date>2019-10-10T00:00:00</dc:date>
              <text:p><text:span text:style-name="T1">(2,3) - ребро для ветвления</text:span></text:p>
            </office:annotation>
            <text:p>0(5)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8" calcext:value-type="float">
            <text:p>8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8" calcext:value-type="float">
            <text:p>8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ce33" office:value-type="string" calcext:value-type="string">
            <text:p>0(0)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0(2)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8" calcext:value-type="float">
            <text:p>8</text:p>
          </table:table-cell>
          <table:table-cell table:number-columns-repeated="993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15" calcext:value-type="float">
            <text:p>15</text:p>
          </table:table-cell>
          <table:table-cell table:style-name="ce48" office:value-type="float" office:value="10" calcext:value-type="float">
            <text:p>10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5" calcext:value-type="float">
            <text:p>5</text:p>
          </table:table-cell>
          <table:table-cell table:style-name="ce48" office:value-type="float" office:value="10" calcext:value-type="float">
            <text:p>10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5" calcext:value-type="float">
            <text:p>5</text:p>
          </table:table-cell>
          <table:table-cell table:style-name="ce48" office:value-type="float" office:value="10" calcext:value-type="float">
            <text:p>10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0(4)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5" calcext:value-type="float">
            <text:p>5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993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8" calcext:value-type="float">
            <text:p>8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8" calcext:value-type="float">
            <text:p>8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8" calcext:value-type="float">
            <text:p>8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0(2)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8" calcext:value-type="float">
            <text:p>8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dj</text:p>
          </table:table-cell>
          <table:table-cell table:style-name="ce34" table:number-columns-repeated="5"/>
          <table:table-cell table:style-name="ce49" table:formula="of:=SUM([.G11:.G15])" office:value-type="float" office:value="37" calcext:value-type="float">
            <text:p>37</text:p>
          </table:table-cell>
          <table:table-cell/>
          <table:table-cell table:style-name="ce29" office:value-type="string" calcext:value-type="string">
            <text:p>dj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0</text:p>
          </table:table-cell>
          <table:table-cell table:style-name="ce49" table:formula="of:=SUM([.O11:.O15];[.J16:.N16])" office:value-type="float" office:value="58" calcext:value-type="float">
            <office:annotation office:display="true" draw:style-name="gr1" draw:text-style-name="P1" svg:width="2.6437in" svg:height="0.2634in" svg:x="3.8358in" svg:y="0.7445in" draw:caption-point-x="-0.2461in" draw:caption-point-y="1.926in">
              <dc:date>2019-10-10T00:00:00</dc:date>
              <text:p><text:span text:style-name="T1">Идеально короткий путь - нижняя граница:</text:span></text:p>
              <text:p><text:span text:style-name="T1">d(X0)=58 </text:span></text:p>
            </office:annotation>
            <text:p>58</text:p>
          </table:table-cell>
          <table:table-cell/>
          <table:table-cell table:style-name="ce29" office:value-type="string" calcext:value-type="string">
            <text:p>dj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0</text:p>
          </table:table-cell>
          <table:table-cell table:style-name="ce49" table:formula="of:=SUM([.W11:.W15];[.R16:.V16])" office:value-type="float" office:value="58" calcext:value-type="float">
            <text:p>58</text:p>
          </table:table-cell>
          <table:table-cell/>
          <table:table-cell table:style-name="ce29" office:value-type="string" calcext:value-type="string">
            <text:p>dj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0</text:p>
          </table:table-cell>
          <table:table-cell table:style-name="ce49" table:formula="of:=SUM([.AE11:.AE15];[.Z16:.AD16])" office:value-type="float" office:value="58" calcext:value-type="float">
            <office:annotation office:display="true" draw:style-name="gr1" draw:text-style-name="P1" svg:width="0.6571in" svg:height="0.2634in" svg:x="8.5602in" svg:y="2.2634in" draw:caption-point-x="-0.4094in" draw:caption-point-y="0.4071in">
              <dc:date>2019-10-14T00:00:00</dc:date>
              <text:p><text:span text:style-name="T1">X1:(2,3)</text:span></text:p>
              <text:p><text:span text:style-name="T2">X2: (2*,3*) </text:span></text:p>
            </office:annotation>
            <text:p>58</text:p>
          </table:table-cell>
          <table:table-cell table:style-name="ce53"/>
          <table:table-cell table:number-columns-repeated="992"/>
        </table:table-row>
        <table:table-row table:style-name="ro1">
          <table:table-cell table:number-columns-repeated="31"/>
          <table:table-cell table:style-name="ce53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/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/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1001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48"/>
          <table:table-cell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M</text:p>
          </table:table-cell>
          <table:table-cell table:style-name="ce44" office:value-type="string" calcext:value-type="string">
            <office:annotation office:display="true" draw:style-name="gr1" draw:text-style-name="P1" svg:width="2.4803in" svg:height="0.1744in" svg:x="0.0929in" svg:y="2.8976in" draw:caption-point-x="0.8614in" draw:caption-point-y="0.6618in">
              <dc:date>2019-10-14T00:00:00</dc:date>
              <text:p><text:span text:style-name="T1">Исключаем ребро (2,3) и считаем оценку</text:span></text:p>
            </office:annotation>
            <text:p>M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8"/>
          <table:table-cell/>
          <table:table-cell table:style-name="ce27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M</text:p>
          </table:table-cell>
          <table:table-cell table:style-name="ce44" office:value-type="string" calcext:value-type="string">
            <text:p>M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M</text:p>
          </table:table-cell>
          <table:table-cell table:style-name="ce44" office:value-type="string" calcext:value-type="string">
            <text:p>M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48"/>
          <table:table-cell/>
          <table:table-cell table:style-name="ce27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5" calcext:value-type="float">
            <text:p>5</text:p>
          </table:table-cell>
          <table:table-cell table:style-name="ce48"/>
          <table:table-cell/>
          <table:table-cell table:style-name="ce27" office:value-type="float" office:value="4" calcext:value-type="float">
            <text:p>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5" calcext:value-type="float">
            <text:p>5</text:p>
          </table:table-cell>
          <table:table-cell table:style-name="ce48" office:value-type="float" office:value="0" calcext:value-type="float">
            <text:p>0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5" calcext:value-type="float">
            <text:p>5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M</text:p>
          </table:table-cell>
          <table:table-cell table:style-name="ce48"/>
          <table:table-cell/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dj</text:p>
          </table:table-cell>
          <table:table-cell table:style-name="ce34" table:number-columns-repeated="5"/>
          <table:table-cell table:style-name="ce49">
            <office:annotation office:display="true" draw:style-name="gr1" draw:text-style-name="P1" svg:width="0.1717in" svg:height="0.1835in" svg:x="1.5031in" svg:y="3.5201in" draw:caption-point-x="0.1697in" draw:caption-point-y="0.7504in">
              <dc:date>2019-10-14T00:00:00</dc:date>
              <text:p><text:span text:style-name="T1">X2</text:span></text:p>
            </office:annotation>
          </table:table-cell>
          <table:table-cell/>
          <table:table-cell table:style-name="ce29" office:value-type="string" calcext:value-type="string">
            <text:p>dj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5" calcext:value-type="float">
            <text:p>5</text:p>
          </table:table-cell>
          <table:table-cell/>
          <table:table-cell table:style-name="ce29" office:value-type="string" calcext:value-type="string">
            <text:p>dj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5" calcext:value-type="float">
            <office:annotation office:display="true" draw:style-name="gr1" draw:text-style-name="P1" svg:width="1.5547in" svg:height="0.1413in" svg:x="6.0618in" svg:y="3.9579in" draw:caption-point-x="-0.5555in" draw:caption-point-y="0.3126in">
              <dc:date>2019-10-10T00:00:00</dc:date>
              <text:p><text:span text:style-name="T1">d(X2)=d(X0)+5=58+5=63</text:span></text:p>
            </office:annotation>
            <text:p>5</text:p>
          </table:table-cell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/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2"/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2"/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994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48"/>
          <table:table-cell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0(0)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0(2)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M</text:p>
          </table:table-cell>
          <table:table-cell table:style-name="ce38" office:value-type="string" calcext:value-type="string">
            <office:annotation office:display="true" draw:style-name="gr1" draw:text-style-name="P1" svg:width="2.6827in" svg:height="0.1906in" svg:x="-0.0169in" svg:y="4.4831in" draw:caption-point-x="0.9713in" draw:caption-point-y="0.6764in">
              <dc:date>2019-10-14T00:00:00</dc:date>
              <text:p><text:span text:style-name="T1">Включаем (2,3) в маршрут и считаем оценку</text:span></text:p>
            </office:annotation>
            <text:p>M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50"/>
          <table:table-cell/>
          <table:table-cell table:style-name="ce27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40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40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3" calcext:value-type="float">
            <text:p>3</text:p>
          </table:table-cell>
          <table:table-cell table:style-name="ce33" office:value-type="string" calcext:value-type="string">
            <text:p>0(2)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0(3)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48"/>
          <table:table-cell/>
          <table:table-cell table:style-name="ce27" office:value-type="float" office:value="4" calcext:value-type="float">
            <text:p>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5" calcext:value-type="float">
            <text:p>5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4" calcext:value-type="float">
            <text:p>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5" calcext:value-type="float">
            <text:p>5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4" calcext:value-type="float">
            <text:p>4</text:p>
          </table:table-cell>
          <table:table-cell table:style-name="ce33" office:value-type="float" office:value="4" calcext:value-type="float">
            <text:p>4</text:p>
          </table:table-cell>
          <table:table-cell table:style-name="ce41" office:value-type="string" calcext:value-type="string">
            <text:p>0(4)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5" calcext:value-type="float">
            <text:p>5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5" calcext:value-type="float">
            <text:p>5</text:p>
          </table:table-cell>
          <table:table-cell table:style-name="ce48"/>
          <table:table-cell/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0(2)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8" calcext:value-type="float">
            <text:p>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M</text:p>
          </table:table-cell>
          <table:table-cell table:style-name="ce48"/>
          <table:table-cell/>
          <table:table-cell table:style-name="ce29" office:value-type="string" calcext:value-type="string">
            <text:p>dj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/>
          <table:table-cell table:style-name="ce29" office:value-type="string" calcext:value-type="string">
            <text:p>dj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office:annotation office:display="true" draw:style-name="gr1" draw:text-style-name="P1" svg:width="0.9886in" svg:height="0.1618in" svg:x="3.9138in" svg:y="5.9717in" draw:caption-point-x="1.3528in" draw:caption-point-y="-0.2791in">
              <dc:date>2019-10-10T00:00:00</dc:date>
              <text:p><text:span text:style-name="T1">d(X1)=58+0=58</text:span></text:p>
            </office:annotation>
            <text:p>0</text:p>
          </table:table-cell>
          <table:table-cell table:number-columns-repeated="2"/>
          <table:table-cell table:style-name="ce29" office:value-type="string" calcext:value-type="string">
            <text:p>dj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office:annotation office:display="true" draw:style-name="gr1" draw:text-style-name="P1" svg:width="0.6591in" svg:height="0.3071in" svg:x="8.8976in" svg:y="5.848in" draw:caption-point-x="-1.0197in" draw:caption-point-y="-0.1555in">
              <dc:date>2019-10-14T00:00:00</dc:date>
              <text:p><text:span text:style-name="T1">X3:(4,2)</text:span></text:p>
              <text:p><text:span text:style-name="T2">X4: (4*,2*) </text:span></text:p>
            </office:annotation>
            <text:p>0</text:p>
          </table:table-cell>
          <table:table-cell table:number-columns-repeated="994"/>
        </table:table-row>
        <table:table-row table:style-name="ro1">
          <table:table-cell table:style-name="ce29" office:value-type="string" calcext:value-type="string">
            <text:p>dj</text:p>
          </table:table-cell>
          <table:table-cell table:style-name="ce34" table:number-columns-repeated="2"/>
          <table:table-cell table:style-name="ce39"/>
          <table:table-cell table:style-name="ce34" table:number-columns-repeated="2"/>
          <table:table-cell table:style-name="ce49">
            <office:annotation office:display="true" draw:style-name="gr1" draw:text-style-name="P1" svg:width="0.1669in" svg:height="0.1693in" svg:x="1.8224in" svg:y="5.9264in" draw:caption-point-x="-0.1496in" draw:caption-point-y="-0.0559in">
              <dc:date>2019-10-14T00:00:00</dc:date>
              <text:p><text:span text:style-name="T1">X1</text:span></text:p>
            </office:annotation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office:annotation office:display="true" draw:style-name="gr1" draw:text-style-name="P1" svg:width="0.6957in" svg:height="0.176in" svg:x="0.3181in" svg:y="6.1205in" draw:caption-point-x="1.1154in" draw:caption-point-y="0.2835in">
              <dc:date>2019-10-14T00:00:00</dc:date>
              <text:p><text:span text:style-name="T1">(2,3)(4*,2*)</text:span></text:p>
            </office:annotation>
            <text:p>di</text:p>
          </table:table-cell>
          <table:table-cell table:number-columns-repeated="2"/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2"/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2"/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994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0(0)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0(1)</text:p>
          </table:table-cell>
          <table:table-cell table:style-name="ce48"/>
          <table:table-cell table:number-columns-repeated="994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3" calcext:value-type="float">
            <text:p>3</text:p>
          </table:table-cell>
          <table:table-cell table:style-name="ce33" office:value-type="string" calcext:value-type="string">
            <text:p>0(0)</text:p>
          </table:table-cell>
          <table:table-cell table:style-name="ce33" office:value-type="string" calcext:value-type="string">
            <text:p>M</text:p>
          </table:table-cell>
          <table:table-cell table:style-name="ce45" office:value-type="string" calcext:value-type="string">
            <text:p>0(3)</text:p>
          </table:table-cell>
          <table:table-cell table:style-name="ce33" office:value-type="float" office:value="2" calcext:value-type="float">
            <text:p>2</text:p>
          </table:table-cell>
          <table:table-cell table:style-name="ce48"/>
          <table:table-cell table:number-columns-repeated="994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33" office:value-type="float" office:value="4" calcext:value-type="float">
            <text:p>4</text:p>
          </table:table-cell>
          <table:table-cell table:style-name="ce41" office:value-type="string" calcext:value-type="string">
            <office:annotation office:display="true" draw:style-name="gr1" draw:text-style-name="P1" svg:width="1.4169in" svg:height="0.1728in" svg:x="-0.0803in" svg:y="7.4642in" draw:caption-point-x="0.7949in" draw:caption-point-y="-0.5272in">
              <dc:date>2019-10-14T00:00:00</dc:date>
              <text:p><text:span text:style-name="T1">Исключаем ребро (4,2)</text:span></text:p>
            </office:annotation>
            <text:p>M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5" calcext:value-type="float">
            <text:p>5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/>
          <table:table-cell table:style-name="ce27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41" office:value-type="string" calcext:value-type="string">
            <text:p>M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/>
          <table:table-cell table:style-name="ce27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41" office:value-type="string" calcext:value-type="string">
            <text:p>M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/>
          <table:table-cell table:style-name="ce27" office:value-type="float" office:value="4" calcext:value-type="float">
            <text:p>4</text:p>
          </table:table-cell>
          <table:table-cell table:style-name="ce33" office:value-type="string" calcext:value-type="string">
            <text:p>0(1)</text:p>
          </table:table-cell>
          <table:table-cell table:style-name="ce42" office:value-type="string" calcext:value-type="string">
            <text:p>M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1" calcext:value-type="float">
            <text:p>1</text:p>
          </table:table-cell>
          <table:table-cell table:style-name="ce48"/>
          <table:table-cell table:number-columns-repeated="994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2"/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0(2)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M</text:p>
          </table:table-cell>
          <table:table-cell table:style-name="ce48"/>
          <table:table-cell table:number-columns-repeated="994"/>
        </table:table-row>
        <table:table-row table:style-name="ro1">
          <table:table-cell table:style-name="ce29" office:value-type="string" calcext:value-type="string">
            <text:p>dj</text:p>
          </table:table-cell>
          <table:table-cell table:style-name="ce34" table:number-columns-repeated="4"/>
          <table:table-cell table:style-name="ce49">
            <office:annotation office:display="true" draw:style-name="gr1" draw:text-style-name="P1" svg:width="0.1843in" svg:height="0.1461in" svg:x="1.5287in" svg:y="6.8539in" draw:caption-point-x="-0.0953in" draw:caption-point-y="0.4386in">
              <dc:date>2019-10-14T00:00:00</dc:date>
              <text:p text:style-name="P1"><text:span text:style-name="T1">X4</text:span></text:p>
            </office:annotation>
          </table:table-cell>
          <table:table-cell table:number-columns-repeated="2"/>
          <table:table-cell table:style-name="ce29" office:value-type="string" calcext:value-type="string">
            <text:p>dj</text:p>
          </table:table-cell>
          <table:table-cell table:style-name="ce34" table:number-columns-repeated="4"/>
          <table:table-cell table:style-name="ce49" office:value-type="float" office:value="4" calcext:value-type="float">
            <text:p>4</text:p>
          </table:table-cell>
          <table:table-cell table:number-columns-repeated="2"/>
          <table:table-cell table:style-name="ce29" office:value-type="string" calcext:value-type="string">
            <text:p>dj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style-name="ce49" office:value-type="float" office:value="4" calcext:value-type="float">
            <office:annotation office:display="true" draw:style-name="gr1" draw:text-style-name="P1" svg:width="1.5563in" svg:height="0.1539in" svg:x="5.4193in" svg:y="6.0165in" draw:caption-point-x="-0.1528in" draw:caption-point-y="1.276in">
              <dc:date>2019-10-14T00:00:00</dc:date>
              <text:p><text:span text:style-name="T1">d(X4)=d(X1)+4=58+4=62</text:span></text:p>
            </office:annotation>
            <text:p>4</text:p>
          </table:table-cell>
          <table:table-cell table:number-columns-repeated="2"/>
          <table:table-cell table:style-name="ce29" office:value-type="string" calcext:value-type="string">
            <text:p>dj</text:p>
          </table:table-cell>
          <table:table-cell table:style-name="ce34" table:number-columns-repeated="4"/>
          <table:table-cell table:style-name="ce49">
            <office:annotation office:display="true" draw:style-name="gr1" draw:text-style-name="P1" svg:width="0.6516in" svg:height="0.2906in" svg:x="8.813in" svg:y="7.4575in" draw:caption-point-x="-0.935in" draw:caption-point-y="-0.165in">
              <dc:date>2019-10-14T00:00:00</dc:date>
              <text:p><text:span text:style-name="T1">X5:(3,4)</text:span></text:p>
              <text:p><text:span text:style-name="T2">X6: (3*,4*) </text:span></text:p>
            </office:annotation>
          </table:table-cell>
          <table:table-cell table:number-columns-repeated="99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2"/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3"/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1003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string" calcext:value-type="string">
            <text:p>M</text:p>
          </table:table-cell>
          <table:table-cell table:style-name="ce45" office:value-type="string" calcext:value-type="string">
            <text:p>M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string" calcext:value-type="string">
            <text:p>M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/>
          <table:table-cell table:style-name="ce27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office:annotation office:display="true" draw:style-name="gr1" draw:text-style-name="P1" svg:width="1.598in" svg:height="0.1748in" svg:x="0.0307in" svg:y="8.9512in" draw:caption-point-x="0.6839in" draw:caption-point-y="-0.5917in">
              <dc:date>2019-10-14T00:00:00</dc:date>
              <text:p><text:span text:style-name="T1">Включаем (4,2) в маршрут</text:span></text:p>
            </office:annotation>
            <text:p>M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float" office:value="5" calcext:value-type="float">
            <text:p>5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2"/>
          <table:table-cell table:style-name="ce27" office:value-type="float" office:value="5" calcext:value-type="float">
            <text:p>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3"/>
          <table:table-cell table:style-name="ce27" office:value-type="float" office:value="5" calcext:value-type="float">
            <text:p>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/>
          <table:table-cell table:style-name="ce29" office:value-type="string" calcext:value-type="string">
            <text:p>dj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49"/>
          <table:table-cell table:number-columns-repeated="3"/>
          <table:table-cell table:style-name="ce29" office:value-type="string" calcext:value-type="string">
            <text:p>dj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49" office:value-type="float" office:value="5" calcext:value-type="float">
            <office:annotation office:display="true" draw:style-name="gr1" draw:text-style-name="P1" svg:width="1.5492in" svg:height="0.1618in" svg:x="5.6874in" svg:y="7.6827in" draw:caption-point-x="-0.6602in" draw:caption-point-y="0.8543in">
              <dc:date>2019-10-14T00:00:00</dc:date>
              <text:p><text:span text:style-name="T1">d(X3)=d(X1)+5=58+5=63</text:span></text:p>
            </office:annotation>
            <text:p>5</text:p>
          </table:table-cell>
          <table:table-cell table:number-columns-repeated="1003"/>
        </table:table-row>
        <table:table-row table:style-name="ro1">
          <table:table-cell table:style-name="ce29" office:value-type="string" calcext:value-type="string">
            <text:p>dj</text:p>
          </table:table-cell>
          <table:table-cell table:style-name="ce34"/>
          <table:table-cell table:style-name="ce39">
            <office:annotation office:display="true" draw:style-name="gr1" draw:text-style-name="P1" svg:width="2.2587in" svg:height="0.3039in" svg:x="5.8846in" svg:y="8.9776in" draw:caption-point-x="-5.1701in" draw:caption-point-y="-0.2626in">
              <dc:date>2019-10-14T00:00:00</dc:date>
              <text:p><text:span text:style-name="T1">Имеем маршрут: (2,3)(4,2). Надо исключить (3,4) для избежания цикла</text:span></text:p>
            </office:annotation>
          </table:table-cell>
          <table:table-cell table:style-name="ce34" table:number-columns-repeated="2"/>
          <table:table-cell table:style-name="ce49">
            <office:annotation office:display="true" draw:style-name="gr1" draw:text-style-name="P1" svg:width="0.2398in" svg:height="0.1492in" svg:x="1.5122in" svg:y="8.2142in" draw:caption-point-x="-0.0787in" draw:caption-point-y="0.5008in">
              <dc:date>2019-10-14T00:00:00</dc:date>
              <text:p><text:span text:style-name="T1">X3</text:span></text:p>
            </office:annotation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2"/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2"/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1002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M</text:p>
          </table:table-cell>
          <table:table-cell table:style-name="ce36" office:value-type="string" calcext:value-type="string">
            <office:annotation office:display="true" draw:style-name="gr1" draw:text-style-name="P1" svg:width="1.3752in" svg:height="0.1598in" svg:x="-0.0004in" svg:y="9.2697in" draw:caption-point-x="0.9547in" draw:caption-point-y="0.6898in">
              <dc:date>2019-10-14T00:00:00</dc:date>
              <text:p><text:span text:style-name="T1">Исключаем ребро (3,4)</text:span></text:p>
            </office:annotation>
            <text:p>M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M</text:p>
          </table:table-cell>
          <table:table-cell table:style-name="ce36" office:value-type="string" calcext:value-type="string">
            <text:p>M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M</text:p>
          </table:table-cell>
          <table:table-cell table:style-name="ce36" office:value-type="string" calcext:value-type="string">
            <text:p>M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string" calcext:value-type="string">
            <text:p>M</text:p>
          </table:table-cell>
          <table:table-cell table:style-name="ce46" office:value-type="string" calcext:value-type="string">
            <text:p>M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string" calcext:value-type="string">
            <text:p>M</text:p>
          </table:table-cell>
          <table:table-cell table:style-name="ce46" office:value-type="string" calcext:value-type="string">
            <text:p>M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string" calcext:value-type="string">
            <text:p>M</text:p>
          </table:table-cell>
          <table:table-cell table:style-name="ce46" office:value-type="string" calcext:value-type="string">
            <text:p>M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dj</text:p>
          </table:table-cell>
          <table:table-cell table:style-name="ce34" table:number-columns-repeated="4"/>
          <table:table-cell table:style-name="ce49">
            <office:annotation office:display="true" draw:style-name="gr1" draw:text-style-name="P1" svg:width="0.1886in" svg:height="0.1531in" svg:x="1.5937in" svg:y="10.6323in" draw:caption-point-x="-0.1602in" draw:caption-point-y="-0.1398in">
              <dc:date>2019-10-14T00:00:00</dc:date>
              <text:p><text:span text:style-name="T1">X6</text:span></text:p>
            </office:annotation>
          </table:table-cell>
          <table:table-cell table:number-columns-repeated="2"/>
          <table:table-cell table:style-name="ce29" office:value-type="string" calcext:value-type="string">
            <text:p>dj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/>
          <table:table-cell table:style-name="ce29" office:value-type="string" calcext:value-type="string">
            <text:p>dj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49" office:value-type="float" office:value="3" calcext:value-type="float">
            <office:annotation office:display="true" draw:style-name="gr1" draw:text-style-name="P1" svg:width="1.5539in" svg:height="0.1756in" svg:x="5.5673in" svg:y="10.5354in" draw:caption-point-x="-0.3008in" draw:caption-point-y="-0.0429in">
              <dc:date>2019-10-14T00:00:00</dc:date>
              <text:p><text:span text:style-name="T1">d(X6)=d(X4)+3=62+3=65</text:span></text:p>
            </office:annotation>
            <text:p>3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>
            <office:annotation office:display="true" draw:style-name="gr1" draw:text-style-name="P1" svg:width="0.9709in" svg:height="0.139in" svg:x="0.335in" svg:y="10.7354in" draw:caption-point-x="-0.0996in" draw:caption-point-y="0.2906in">
              <dc:date>2019-10-14T00:00:00</dc:date>
              <text:p><text:span text:style-name="T1">(2,3)(3,4)(4*,2*)</text:span></text:p>
            </office:annotation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2"/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3"/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3"/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995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0(0)</text:p>
          </table:table-cell>
          <table:table-cell table:style-name="ce33" office:value-type="string" calcext:value-type="string">
            <text:p>0(1)</text:p>
          </table:table-cell>
          <table:table-cell table:style-name="ce48"/>
          <table:table-cell table:number-columns-repeated="995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M</text:p>
          </table:table-cell>
          <table:table-cell table:style-name="ce38" office:value-type="string" calcext:value-type="string">
            <office:annotation office:display="true" draw:style-name="gr1" draw:text-style-name="P1" svg:width="1.3311in" svg:height="0.1689in" svg:x="2.3102in" svg:y="11.9421in" draw:caption-point-x="-1.3559in" draw:caption-point-y="-0.5606in">
              <dc:date>2019-10-14T00:00:00</dc:date>
              <text:p><text:span text:style-name="T1">Включаем ребро (3,4) </text:span></text:p>
            </office:annotation>
            <text:p>M</text:p>
          </table:table-cell>
          <table:table-cell table:style-name="ce35" office:value-type="float" office:value="2" calcext:value-type="float">
            <text:p>2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string" calcext:value-type="string">
            <text:p>M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/>
          <table:table-cell table:style-name="ce27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string" calcext:value-type="string">
            <text:p>M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/>
          <table:table-cell table:style-name="ce27" office:value-type="float" office:value="4" calcext:value-type="float">
            <text:p>4</text:p>
          </table:table-cell>
          <table:table-cell table:style-name="ce45" office:value-type="string" calcext:value-type="string">
            <text:p>0(3)</text:p>
          </table:table-cell>
          <table:table-cell table:style-name="ce42" office:value-type="string" calcext:value-type="string">
            <text:p>M</text:p>
          </table:table-cell>
          <table:table-cell table:style-name="ce33" office:value-type="float" office:value="1" calcext:value-type="float">
            <text:p>1</text:p>
          </table:table-cell>
          <table:table-cell table:style-name="ce48"/>
          <table:table-cell table:number-columns-repeated="995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string" calcext:value-type="string">
            <text:p>M</text:p>
          </table:table-cell>
          <table:table-cell table:style-name="ce38" office:value-type="string" calcext:value-type="string">
            <text:p>M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/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/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0(2)</text:p>
          </table:table-cell>
          <table:table-cell table:style-name="ce33" office:value-type="string" calcext:value-type="string">
            <text:p>M</text:p>
          </table:table-cell>
          <table:table-cell table:style-name="ce48"/>
          <table:table-cell table:number-columns-repeated="995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7" calcext:value-type="float">
            <text:p>7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9" office:value-type="string" calcext:value-type="string">
            <text:p>dj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49"/>
          <table:table-cell table:number-columns-repeated="3"/>
          <table:table-cell table:style-name="ce29" office:value-type="string" calcext:value-type="string">
            <text:p>dj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office:annotation office:display="true" draw:style-name="gr1" draw:text-style-name="P1" svg:width="1.5567in" svg:height="0.1563in" svg:x="5.25in" svg:y="12.0433in" draw:caption-point-x="-0.2228in" draw:caption-point-y="-0.3063in">
              <dc:date>2019-10-14T00:00:00</dc:date>
              <text:p><text:span text:style-name="T1">d(X6)=d(X4)+0=62+0=62</text:span></text:p>
            </office:annotation>
            <text:p>0</text:p>
          </table:table-cell>
          <table:table-cell table:number-columns-repeated="3"/>
          <table:table-cell table:style-name="ce29" office:value-type="string" calcext:value-type="string">
            <text:p>dj</text:p>
          </table:table-cell>
          <table:table-cell table:style-name="ce34" table:number-columns-repeated="3"/>
          <table:table-cell table:style-name="ce49">
            <office:annotation office:display="true" draw:style-name="gr1" draw:text-style-name="P1" svg:width="0.6157in" svg:height="0.2835in" svg:x="7.8811in" svg:y="11.7835in" draw:caption-point-x="-0.3811in" draw:caption-point-y="-0.0465in">
              <dc:date>2019-10-14T00:00:00</dc:date>
              <text:p><text:span text:style-name="T1">X7:(4,1)</text:span></text:p>
              <text:p><text:span text:style-name="T2">X8: (4*,1*) </text:span></text:p>
            </office:annotation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dj</text:p>
          </table:table-cell>
          <table:table-cell table:style-name="ce34" table:number-columns-repeated="2"/>
          <table:table-cell table:style-name="ce39"/>
          <table:table-cell table:style-name="ce34"/>
          <table:table-cell table:style-name="ce49">
            <office:annotation office:display="true" draw:style-name="gr1" draw:text-style-name="P1" svg:width="0.1811in" svg:height="0.1567in" svg:x="1.6394in" svg:y="12.0728in" draw:caption-point-x="-0.2059in" draw:caption-point-y="-0.1579in">
              <dc:date>2019-10-14T00:00:00</dc:date>
              <text:p><text:span text:style-name="T1">X5</text:span></text:p>
            </office:annotation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>
            <office:annotation office:display="true" draw:style-name="gr1" draw:text-style-name="P1" svg:width="1.3213in" svg:height="0.1492in" svg:x="0.0079in" svg:y="12.1394in" draw:caption-point-x="0.2276in" draw:caption-point-y="0.3087in">
              <dc:date>2019-10-14T00:00:00</dc:date>
              <text:p><text:span text:style-name="T1">(2,3)(3,4)(4*,2*)(4*,1*)</text:span></text:p>
            </office:annotation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3"/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3"/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1003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36" office:value-type="string" calcext:value-type="string">
            <text:p>M</text:p>
          </table:table-cell>
          <table:table-cell table:style-name="ce42" office:value-type="string" calcext:value-type="string">
            <text:p>M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3"/>
          <table:table-cell table:style-name="ce27" office:value-type="float" office:value="4" calcext:value-type="float">
            <text:p>4</text:p>
          </table:table-cell>
          <table:table-cell table:style-name="ce36" office:value-type="string" calcext:value-type="string">
            <text:p>M</text:p>
          </table:table-cell>
          <table:table-cell table:style-name="ce42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3"/>
          <table:table-cell table:style-name="ce27" office:value-type="float" office:value="4" calcext:value-type="float">
            <text:p>4</text:p>
          </table:table-cell>
          <table:table-cell table:style-name="ce36" office:value-type="string" calcext:value-type="string">
            <text:p>M</text:p>
          </table:table-cell>
          <table:table-cell table:style-name="ce42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/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/>
          <table:table-cell table:style-name="ce27" office:value-type="float" office:value="5" calcext:value-type="float">
            <text:p>5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9" office:value-type="string" calcext:value-type="string">
            <text:p>dj</text:p>
          </table:table-cell>
          <table:table-cell table:style-name="ce34" table:number-columns-repeated="3"/>
          <table:table-cell table:style-name="ce49">
            <office:annotation office:display="true" draw:style-name="gr1" draw:text-style-name="P1" svg:width="0.1882in" svg:height="0.1634in" svg:x="1.4559in" svg:y="13.3031in" draw:caption-point-x="-0.2622in" draw:caption-point-y="-0.1437in">
              <dc:date>2019-10-14T00:00:00</dc:date>
              <text:p><text:span text:style-name="T1">X8</text:span><text:span text:style-name="T2"> </text:span></text:p>
            </office:annotation>
          </table:table-cell>
          <table:table-cell table:number-columns-repeated="3"/>
          <table:table-cell table:style-name="ce29" office:value-type="string" calcext:value-type="string">
            <text:p>dj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3"/>
          <table:table-cell table:style-name="ce29" office:value-type="string" calcext:value-type="string">
            <text:p>dj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3" calcext:value-type="float">
            <office:annotation office:display="true" draw:style-name="gr1" draw:text-style-name="P1" svg:width="1.5331in" svg:height="0.1732in" svg:x="5.3736in" svg:y="12.9748in" draw:caption-point-x="-0.3465in" draw:caption-point-y="0.1846in">
              <dc:date>2019-10-14T00:00:00</dc:date>
              <text:p><text:span text:style-name="T1">d(X8)=d(X5)+3=62+3=65</text:span></text:p>
            </office:annotation>
            <text:p>3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>
            <office:annotation office:display="true" draw:style-name="gr1" draw:text-style-name="P1" svg:width="1.2169in" svg:height="0.1728in" svg:x="0.0122in" svg:y="13.3602in" draw:caption-point-x="0.2232in" draw:caption-point-y="0.3323in">
              <dc:date>2019-10-14T00:00:00</dc:date>
              <text:p><text:span text:style-name="T1">(2,3)(3,4)(4*,2*)(4,1)</text:span></text:p>
            </office:annotation>
          </table:table-cell>
          <table:table-cell table:style-name="ce37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3"/>
          <table:table-cell table:style-name="ce7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4"/>
          <table:table-cell table:style-name="ce7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1004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35" office:value-type="string" calcext:value-type="string">
            <text:p>M</text:p>
          </table:table-cell>
          <table:table-cell table:style-name="ce36" office:value-type="string" calcext:value-type="string">
            <office:annotation office:display="true" draw:style-name="gr1" draw:text-style-name="P1" svg:width="1.4516in" svg:height="0.2736in" svg:x="0.0157in" svg:y="14.7854in" draw:caption-point-x="0.6988in" draw:caption-point-y="-0.915in">
              <dc:date>2019-10-14T00:00:00</dc:date>
              <text:p><text:span text:style-name="T1">(1,2) запрещаем, чтобы избежать цикла</text:span></text:p>
            </office:annotation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8" office:value-type="string" calcext:value-type="string">
            <text:p>M</text:p>
          </table:table-cell>
          <table:table-cell table:style-name="ce43" office:value-type="string" calcext:value-type="string">
            <text:p>M</text:p>
          </table:table-cell>
          <table:table-cell table:style-name="ce3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3"/>
          <table:table-cell table:style-name="ce27" office:value-type="float" office:value="5" calcext:value-type="float">
            <text:p>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/>
          <table:table-cell table:style-name="ce27" office:value-type="float" office:value="5" calcext:value-type="float">
            <text:p>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35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/>
          <table:table-cell table:style-name="ce29" office:value-type="string" calcext:value-type="string">
            <text:p>dj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/>
          <table:table-cell table:number-columns-repeated="4"/>
          <table:table-cell table:style-name="ce29" office:value-type="string" calcext:value-type="string">
            <text:p>dj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office:annotation office:display="true" draw:style-name="gr1" draw:text-style-name="P1" svg:width="1.5291in" svg:height="0.1583in" svg:x="5.0394in" svg:y="14.2193in" draw:caption-point-x="-0.252in" draw:caption-point-y="0.0067in">
              <dc:date>2019-10-14T00:00:00</dc:date>
              <text:p><text:span text:style-name="T1">d(X7)=d(X5)+0=62+0=62</text:span></text:p>
            </office:annotation>
            <text:p>0</text:p>
          </table:table-cell>
          <table:table-cell table:number-columns-repeated="1004"/>
        </table:table-row>
        <table:table-row table:style-name="ro1">
          <table:table-cell table:style-name="ce29" office:value-type="string" calcext:value-type="string">
            <text:p>dj</text:p>
          </table:table-cell>
          <table:table-cell table:style-name="ce39"/>
          <table:table-cell table:style-name="ce34" table:number-columns-repeated="2"/>
          <table:table-cell table:style-name="ce49">
            <office:annotation office:display="true" draw:style-name="gr1" draw:text-style-name="P1" svg:width="0.1827in" svg:height="0.1634in" svg:x="1.4307in" svg:y="14.5476in" draw:caption-point-x="-0.237in" draw:caption-point-y="-0.1437in">
              <dc:date>2019-10-14T00:00:00</dc:date>
              <text:p><text:span text:style-name="T1">X7</text:span><text:span text:style-name="T2"> </text:span></text:p>
            </office:annotation>
          </table:table-cell>
          <table:table-cell table:number-columns-repeated="1019"/>
        </table:table-row>
        <table:table-row table:style-name="ro1">
          <table:table-cell table:number-columns-repeated="15"/>
          <table:table-cell table:style-name="ce51" office:value-type="string" calcext:value-type="string">
            <text:p>(2,3)(3,4)(4,1)(1,5)(5,2)=10+20+14+10+8=62</text:p>
          </table:table-cell>
          <table:table-cell table:style-name="ce51" table:number-columns-repeated="9"/>
          <table:table-cell table:number-columns-repeated="999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 style:data-style-name="N2" text:time-value="16:45:14.7045226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0$Build-1</meta:generator>
    <meta:initial-creator>Microsoft Office User</meta:initial-creator>
    <meta:creation-date>2019-10-04T09:13:02Z</meta:creation-date>
    <dc:date>2019-10-14T17:08:22.426007681</dc:date>
    <meta:editing-duration>PT2H31M49S</meta:editing-duration>
    <meta:editing-cycles>11</meta:editing-cycles>
    <meta:document-statistic meta:table-count="1" meta:cell-count="1010" meta:object-count="40"/>
  </office:meta>
</office:document-meta>
</file>